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02cm" svg:stroke-color="#ffff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ffff00" draw:marker-start-width="0.352cm" draw:marker-end-width="0.352cm" draw:fill="none" draw:fill-color="#9999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02cm" svg:stroke-color="#23ff23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02cm" svg:stroke-color="#23ff23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center"/>
    </style:style>
    <style:style style:name="gr19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2.478cm"/>
    </style:style>
    <style:style style:name="pr6" style:family="presentation" style:parent-style-name="Default-outline1">
      <style:graphic-properties draw:fill-color="#ffffff" draw:auto-grow-height="true" fo:min-height="11.843cm"/>
    </style:style>
    <style:style style:name="pr7" style:family="presentation" style:parent-style-name="Default-outline1">
      <style:graphic-properties draw:fill-color="#ffffff" draw:auto-grow-height="true" fo:min-height="3.81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outline1">
      <style:graphic-properties draw:fill-color="#ffffff" draw:auto-grow-height="true" fo:min-height="14.267cm"/>
    </style:style>
    <style:style style:name="pr10" style:family="presentation" style:parent-style-name="Default-outline1">
      <style:graphic-properties draw:fill-color="#ffffff" draw:auto-grow-height="true" fo:min-height="5.653cm"/>
    </style:style>
    <style:style style:name="pr11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text:enable-numbering="false" fo:margin-left="1.2cm" fo:margin-right="0cm" fo:text-indent="-0.9cm"/>
      <style:text-properties fo:font-size="20pt" fo:font-weight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8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23ff23" fo:font-size="18pt" fo:font-weight="bold"/>
    </style:style>
    <style:style style:name="P12" style:family="paragraph">
      <style:paragraph-properties fo:margin-left="1.2cm" fo:margin-right="0cm" fo:text-indent="-0.9cm"/>
      <style:text-properties fo:font-size="20pt" fo:font-weight="bold"/>
    </style:style>
    <style:style style:name="P13" style:family="paragraph">
      <style:paragraph-properties fo:margin-left="0.6cm" fo:margin-right="0cm" fo:text-indent="-0.6cm"/>
      <style:text-properties fo:font-size="16pt"/>
    </style:style>
    <style:style style:name="P14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fo:font-size="16pt" fo:font-weight="bold" style:font-size-asian="18pt" style:font-size-complex="18pt"/>
    </style:style>
    <style:style style:name="P17" style:family="paragraph">
      <style:paragraph-properties fo:text-align="center"/>
      <style:text-properties fo:font-size="16pt" style:font-size-asian="18pt" style:font-size-complex="18pt"/>
    </style:style>
    <style:style style:name="P18" style:family="paragraph">
      <style:paragraph-properties fo:margin-left="0cm" fo:margin-right="0cm" fo:text-indent="0cm"/>
      <style:text-properties fo:color="#23ff23" fo:font-size="16pt" fo:font-style="italic" fo:font-weight="bold"/>
    </style:style>
    <style:style style:name="P19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20" style:family="paragraph">
      <style:paragraph-properties fo:text-align="center"/>
      <style:text-properties fo:font-size="12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color="#000000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left="0cm" fo:margin-right="0cm" fo:text-align="center" fo:text-indent="0cm"/>
      <style:text-properties fo:color="#00ff00" fo:font-size="20pt" fo:font-weight="bold" style:font-size-asian="20pt" style:font-weight-asian="bold" style:font-size-complex="20pt" style:font-weight-complex="bold"/>
    </style:style>
    <style:style style:name="P24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2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2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27" style:family="paragraph">
      <style:text-properties fo:font-size="1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/>
    </style:style>
    <style:style style:name="T3" style:family="text">
      <style:text-properties fo:color="#ccccff"/>
    </style:style>
    <style:style style:name="T4" style:family="text">
      <style:text-properties fo:color="#23ff23"/>
    </style:style>
    <style:style style:name="T5" style:family="text">
      <style:text-properties fo:color="#ccccff" fo:font-size="20pt" fo:font-weight="bold"/>
    </style:style>
    <style:style style:name="T6" style:family="text">
      <style:text-properties fo:color="#ffff00" fo:font-size="20pt" fo:font-weight="bold"/>
    </style:style>
    <style:style style:name="T7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23ff23" style:text-outline="false" style:text-line-through-style="none" style:text-position="0% 100%" fo:font-family="'Lucida Sans'" style:font-style-name="Regular" style:font-pitch="variable" fo:font-size="16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23ff23" fo:font-size="20pt" fo:font-weight="bold"/>
    </style:style>
    <style:style style:name="T11" style:family="text">
      <style:text-properties fo:font-size="20pt" fo:font-weight="bold"/>
    </style:style>
    <style:style style:name="T12" style:family="text">
      <style:text-properties fo:font-size="18pt" fo:font-weight="bold"/>
    </style:style>
    <style:style style:name="T13" style:family="text">
      <style:text-properties fo:color="#23ff23" fo:font-size="18pt" fo:font-weight="bold"/>
    </style:style>
    <style:style style:name="T14" style:family="text">
      <style:text-properties fo:color="#ffffff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ccccff" fo:font-size="24pt" fo:font-weight="bold"/>
    </style:style>
    <style:style style:name="T17" style:family="text">
      <style:text-properties fo:font-size="24pt" fo:font-weight="bold"/>
    </style:style>
    <style:style style:name="T18" style:family="text">
      <style:text-properties fo:color="#ffff00" fo:font-size="24pt" fo:font-weight="bold"/>
    </style:style>
    <style:style style:name="T19" style:family="text">
      <style:text-properties fo:color="#23ff23" fo:font-size="24pt" fo:font-weight="bold"/>
    </style:style>
    <style:style style:name="T20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font-size="16pt" fo:font-weight="bold" style:font-size-asian="18pt" style:font-size-complex="18pt"/>
    </style:style>
    <style:style style:name="T28" style:family="text">
      <style:text-properties fo:color="#23ff23" fo:font-size="16pt" fo:font-style="italic" fo:font-weight="bold"/>
    </style:style>
    <style:style style:name="T29" style:family="text">
      <style:text-properties fo:color="#23ff23" style:text-position="-33% 58%"/>
    </style:style>
    <style:style style:name="T30" style:family="text">
      <style:text-properties fo:font-size="12pt" fo:font-weight="bold" style:font-size-asian="18pt" style:font-size-complex="18pt"/>
    </style:style>
    <style:style style:name="T31" style:family="text">
      <style:text-properties fo:color="#00ff00"/>
    </style:style>
    <style:style style:name="T3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ff00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ffcc99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trees and queues</presentation:footer-decl>
      <presentation:footer-decl presentation:name="ftr2">CMPTxxxx</presentation:footer-decl>
      <presentation:date-time-decl presentation:name="dtd1" presentation:source="fixed">1 Dec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M2 ch14: Binary Search Trees,</text:span><text:span text:style-name="T1"><text:line-break/></text:span><text:span text:style-name="T1">Queues and Stack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p text:style-name="P1">1 Dec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nary search trees</text:p>
          </draw:text-box>
        </draw:frame>
        <draw:frame presentation:style-name="pr5" draw:text-style-name="P3" draw:layer="layout" svg:width="25.199cm" svg:height="2.478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Binary trees</text:span> (<text:span text:style-name="T3">degree</text:span>=<text:span text:style-name="T3">2</text:span>) are handy for keeping things in sorted <text:span text:style-name="T4">order</text:span>:</text:p>
              </text:list-item>
            </text:list>
          </draw:text-box>
        </draw:frame>
        <draw:frame presentation:style-name="pr6" draw:text-style-name="P7" draw:layer="layout" svg:width="14.474cm" svg:height="11.938cm" svg:x="1.401cm" svg:y="7.207cm" presentation:class="outline" presentation:user-transformed="true">
          <draw:text-box>
            <text:p text:style-name="P3"><text:span text:style-name="T5">class </text:span><text:span text:style-name="T6">BST:</text:span></text:p>
            <text:p text:style-name="P4"><text:span text:style-name="T7">def __init__(self, data=None):</text:span></text:p>
            <text:p text:style-name="P5"><text:span text:style-name="T8">self.data = data</text:span></text:p>
            <text:p text:style-name="P5"><text:span text:style-name="T8">self.left = None</text:span></text:p>
            <text:p text:style-name="P5"><text:span text:style-name="T8">self.right = None</text:span></text:p>
            <text:p text:style-name="P6"><text:span text:style-name="T9">(* could also have a parent ptr *)</text:span></text:p>
            <text:p text:style-name="P3"><text:span text:style-name="T10">root</text:span><text:span text:style-name="T11"> = </text:span><text:span text:style-name="T6">BST</text:span><text:span text:style-name="T11">( </text:span><text:span text:style-name="T5">'Braeburn'</text:span><text:span text:style-name="T11"> )</text:span></text:p>
            <text:p text:style-name="P3"><text:span text:style-name="T10">root.left</text:span><text:span text:style-name="T11"> = </text:span><text:span text:style-name="T6">BST</text:span><text:span text:style-name="T11">( </text:span><text:span text:style-name="T5">'Ambrosia'</text:span><text:span text:style-name="T11"> )</text:span></text:p>
            <text:p text:style-name="P3"><text:span text:style-name="T10">root.right</text:span><text:span text:style-name="T11"> = </text:span><text:span text:style-name="T6">BST</text:span><text:span text:style-name="T11">( </text:span><text:span text:style-name="T5">'Gala'</text:span><text:span text:style-name="T11"> )</text:span></text:p>
            <text:p text:style-name="P3"><text:span text:style-name="T10">root.right.left</text:span><text:span text:style-name="T11"> = </text:span><text:span text:style-name="T6">BST</text:span><text:span text:style-name="T11">( </text:span><text:span text:style-name="T5">'Fuji'</text:span><text:span text:style-name="T11"> )</text:span></text:p>
          </draw:text-box>
        </draw:frame>
        <draw:ellipse draw:style-name="gr2" draw:text-style-name="P9" draw:id="id4" draw:layer="layout" svg:width="3.175cm" svg:height="1.27cm" svg:x="20.956cm" svg:y="10.795cm">
          <text:p text:style-name="P8"><text:span text:style-name="T12">“</text:span><text:span text:style-name="T12">Fuji”</text:span></text:p>
        </draw:ellipse>
        <draw:ellipse draw:style-name="gr2" draw:text-style-name="P9" draw:id="id1" draw:layer="layout" svg:width="4.12cm" svg:height="1.27cm" svg:x="19.375cm" svg:y="5.715cm">
          <text:p text:style-name="P8"><text:span text:style-name="T12">“</text:span><text:span text:style-name="T12">Braeburn”</text:span></text:p>
        </draw:ellipse>
        <draw:ellipse draw:style-name="gr2" draw:text-style-name="P9" draw:id="id2" draw:layer="layout" svg:width="4.755cm" svg:height="1.27cm" svg:x="15.876cm" svg:y="8.255cm">
          <text:p text:style-name="P8"><text:span text:style-name="T12">“</text:span><text:span text:style-name="T12">Ambrosia”</text:span></text:p>
        </draw:ellipse>
        <draw:ellipse draw:style-name="gr2" draw:text-style-name="P9" draw:id="id3" draw:layer="layout" svg:width="3.175cm" svg:height="1.27cm" svg:x="23.495cm" svg:y="8.326cm">
          <text:p text:style-name="P8"><text:span text:style-name="T12">“</text:span><text:span text:style-name="T12">Gala”</text:span></text:p>
        </draw:ellipse>
        <draw:connector draw:style-name="gr3" draw:text-style-name="P10" draw:layer="layout" draw:type="line" svg:x1="21.435cm" svg:y1="6.985cm" svg:x2="18.253cm" svg:y2="8.255cm" draw:start-shape="id1" draw:start-glue-point="2" draw:end-shape="id2" draw:end-glue-point="0" svg:d="m21435 6985-3182 1270">
          <text:p/>
        </draw:connector>
        <draw:connector draw:style-name="gr3" draw:text-style-name="P10" draw:layer="layout" draw:type="line" svg:x1="21.435cm" svg:y1="6.985cm" svg:x2="25.082cm" svg:y2="8.326cm" draw:start-shape="id1" draw:start-glue-point="2" draw:end-shape="id3" draw:end-glue-point="0" svg:d="m21435 6985 3647 1341">
          <text:p/>
        </draw:connector>
        <draw:connector draw:style-name="gr3" draw:text-style-name="P10" draw:layer="layout" draw:type="line" svg:x1="25.082cm" svg:y1="9.596cm" svg:x2="22.543cm" svg:y2="10.795cm" draw:start-shape="id3" draw:start-glue-point="2" draw:end-shape="id4" draw:end-glue-point="0" svg:d="m25082 9596-2539 1199">
          <text:p/>
        </draw:connector>
        <draw:frame draw:style-name="gr4" draw:text-style-name="P11" draw:layer="layout" svg:width="1.83cm" svg:height="1.088cm" svg:x="18.165cm" svg:y="6.889cm">
          <draw:text-box>
            <text:p text:style-name="P1"><text:span text:style-name="T13">left</text:span></text:p>
          </draw:text-box>
        </draw:frame>
        <draw:frame draw:style-name="gr4" draw:text-style-name="P11" draw:layer="layout" svg:width="2.342cm" svg:height="1.088cm" svg:x="23.38cm" svg:y="6.969cm">
          <draw:text-box>
            <text:p text:style-name="P1"><text:span text:style-name="T13">right</text:span></text:p>
          </draw:text-box>
        </draw:frame>
        <draw:frame draw:style-name="gr4" draw:text-style-name="P11" draw:layer="layout" svg:width="1.83cm" svg:height="1.088cm" svg:x="22.225cm" svg:y="9.465cm">
          <draw:text-box>
            <text:p text:style-name="P1"><text:span text:style-name="T13">left</text:span></text:p>
          </draw:text-box>
        </draw:frame>
        <draw:frame presentation:style-name="pr7" draw:text-style-name="P12" draw:layer="layout" svg:width="8.755cm" svg:height="3.81cm" svg:x="18.415cm" svg:y="13.97cm" presentation:class="outline" presentation:user-transformed="true">
          <draw:text-box>
            <text:list text:style-name="L2">
              <text:list-item>
                <text:p text:style-name="P1"><text:span text:style-name="T11">Everything in </text:span><text:span text:style-name="T10">left</text:span><text:span text:style-name="T11"> subtree is </text:span><text:span text:style-name="T6">smaller</text:span></text:p>
              </text:list-item>
              <text:list-item>
                <text:p text:style-name="P1"><text:span text:style-name="T11">Everything in </text:span><text:span text:style-name="T10">right</text:span><text:span text:style-name="T11"> subtree is </text:span><text:span text:style-name="T6">bigg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nary tree traversals</text:p>
          </draw:text-box>
        </draw:frame>
        <draw:frame presentation:style-name="pr9" draw:text-style-name="P3" draw:layer="layout" svg:width="25.199cm" svg:height="15.521cm" svg:x="1.4cm" svg:y="4.007cm" presentation:class="outline" presentation:user-transformed="true">
          <draw:text-box>
            <text:list text:style-name="L2">
              <text:list-item>
                <text:p text:style-name="P1"><text:span text:style-name="T2">Pre-order</text:span> traversal of binary tree:</text:p>
                <text:list>
                  <text:list-item>
                    <text:p text:style-name="P1">Do <text:span text:style-name="T4">self</text:span> first, then <text:span text:style-name="T4">left</text:span> child, then <text:span text:style-name="T4">right</text:span></text:p>
                    <text:list>
                      <text:list-item>
                        <text:p text:style-name="P1"><text:span text:style-name="T3">3 – 2 – 1 – 5 – 4 - 6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In-order</text:span> traversal:</text:p>
                <text:list>
                  <text:list-item>
                    <text:p text:style-name="P1">Do <text:span text:style-name="T4">left</text:span> child, then <text:span text:style-name="T4">self</text:span>, then <text:span text:style-name="T4">right</text:span> child</text:p>
                    <text:list>
                      <text:list-item>
                        <text:p text:style-name="P1"><text:span text:style-name="T3">1 – 2 – 3 – 4 – 5 – 6</text:span><text:span text:style-name="T14"> (</text:span><text:span text:style-name="T2">sorted</text:span><text:span text:style-name="T14"> order in BST)</text:span></text:p>
                      </text:list-item>
                      <text:list-item>
                        <text:p text:style-name="P1"><text:span text:style-name="T14">e.g. expressions: “</text:span><text:span text:style-name="T3">12 + (2 * 5)</text:span><text:span text:style-name="T14">”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Post-order</text:span> traversal:</text:p>
                <text:list>
                  <text:list-item>
                    <text:p text:style-name="P1">Do <text:span text:style-name="T4">both</text:span> children first before <text:span text:style-name="T4">self</text:span></text:p>
                    <text:list>
                      <text:list-item>
                        <text:p text:style-name="P1"><text:span text:style-name="T3">1 – 2 – 4 – 6 – 5 - 3</text:span></text:p>
                      </text:list-item>
                      <text:list-item>
                        <text:p text:style-name="P1"><text:span text:style-name="T14">e.g. Reverse Polish Notation: </text:span><text:span text:style-name="T3">12, 2, 5, *, +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" draw:text-style-name="P14" draw:id="id5" draw:layer="layout" svg:width="1.938cm" svg:height="0.969cm" svg:x="22.839cm" svg:y="4.336cm">
          <text:p text:style-name="P8"><text:span text:style-name="T15">3</text:span></text:p>
        </draw:ellipse>
        <draw:ellipse draw:style-name="gr2" draw:text-style-name="P14" draw:id="id6" draw:layer="layout" svg:width="1.939cm" svg:height="0.968cm" svg:x="21.409cm" svg:y="6.835cm">
          <text:p text:style-name="P8"><text:span text:style-name="T15">2</text:span></text:p>
        </draw:ellipse>
        <draw:ellipse draw:style-name="gr2" draw:text-style-name="P14" draw:id="id7" draw:layer="layout" svg:width="1.938cm" svg:height="0.97cm" svg:x="24.455cm" svg:y="6.833cm">
          <text:p text:style-name="P8"><text:span text:style-name="T15">5</text:span></text:p>
        </draw:ellipse>
        <draw:ellipse draw:style-name="gr2" draw:text-style-name="P14" draw:id="id8" draw:layer="layout" svg:width="1.937cm" svg:height="0.968cm" svg:x="20.121cm" svg:y="8.982cm">
          <text:p text:style-name="P8"><text:span text:style-name="T15">1</text:span></text:p>
        </draw:ellipse>
        <draw:ellipse draw:style-name="gr2" draw:text-style-name="P14" draw:id="id9" draw:layer="layout" svg:width="1.938cm" svg:height="0.968cm" svg:x="23.265cm" svg:y="9.082cm">
          <text:p text:style-name="P8"><text:span text:style-name="T15">4</text:span></text:p>
        </draw:ellipse>
        <draw:connector draw:style-name="gr5" draw:text-style-name="P15" draw:layer="layout" draw:type="line" svg:x1="23.808cm" svg:y1="5.305cm" svg:x2="22.378cm" svg:y2="6.835cm" draw:start-shape="id5" draw:start-glue-point="2" draw:end-shape="id6" draw:end-glue-point="0" svg:d="m23808 5305-1430 1530">
          <text:p/>
        </draw:connector>
        <draw:connector draw:style-name="gr5" draw:text-style-name="P15" draw:layer="layout" draw:type="line" svg:x1="23.808cm" svg:y1="5.305cm" svg:x2="25.424cm" svg:y2="6.833cm" draw:start-shape="id5" draw:start-glue-point="2" draw:end-shape="id7" draw:end-glue-point="0" svg:d="m23808 5305 1616 1528">
          <text:p/>
        </draw:connector>
        <draw:connector draw:style-name="gr5" draw:text-style-name="P15" draw:layer="layout" draw:type="line" svg:x1="22.378cm" svg:y1="7.803cm" svg:x2="21.089cm" svg:y2="8.982cm" draw:start-shape="id6" draw:start-glue-point="2" draw:end-shape="id8" draw:end-glue-point="0" svg:d="m22378 7803-1289 1179">
          <text:p/>
        </draw:connector>
        <draw:connector draw:style-name="gr5" draw:text-style-name="P15" draw:layer="layout" draw:type="line" svg:x1="25.424cm" svg:y1="7.803cm" svg:x2="24.234cm" svg:y2="9.082cm" draw:start-shape="id7" draw:start-glue-point="2" draw:end-shape="id9" draw:end-glue-point="0" svg:d="m25424 7803-1190 1279">
          <text:p/>
        </draw:connector>
        <draw:ellipse draw:style-name="gr2" draw:text-style-name="P14" draw:id="id10" draw:layer="layout" svg:width="1.938cm" svg:height="0.97cm" svg:x="25.874cm" svg:y="9.08cm">
          <text:p text:style-name="P8"><text:span text:style-name="T15">6</text:span></text:p>
        </draw:ellipse>
        <draw:connector draw:style-name="gr5" draw:text-style-name="P10" draw:layer="layout" draw:type="line" svg:x1="25.424cm" svg:y1="7.803cm" svg:x2="26.843cm" svg:y2="9.08cm" draw:start-shape="id7" draw:start-glue-point="2" draw:end-shape="id10" draw:end-glue-point="0" svg:d="m25424 7803 1419 1277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arching a BST</text:p>
          </draw:text-box>
        </draw:frame>
        <draw:frame presentation:style-name="pr9" draw:text-style-name="P3" draw:layer="layout" svg:width="19.873cm" svg:height="15.366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Recursive</text:span> algorithm:</text:p>
              </text:list-item>
            </text:list>
            <text:p text:style-name="P3"><text:span text:style-name="T16">def</text:span><text:span text:style-name="T17"> </text:span><text:span text:style-name="T18">search</text:span><text:span text:style-name="T17"> (</text:span><text:span text:style-name="T19">self</text:span><text:span text:style-name="T17">, </text:span><text:span text:style-name="T19">key</text:span><text:span text:style-name="T17">):</text:span></text:p>
            <text:p text:style-name="P4"><text:span text:style-name="T20">if</text:span><text:span text:style-name="T21"> </text:span><text:span text:style-name="T22">key</text:span><text:span text:style-name="T21"> == self.</text:span><text:span text:style-name="T22">data</text:span><text:span text:style-name="T21">:</text:span></text:p>
            <text:p text:style-name="P5"><text:span text:style-name="T23">return</text:span><text:span text:style-name="T24"> self</text:span></text:p>
            <text:p text:style-name="P4"><text:span text:style-name="T20">elif</text:span><text:span text:style-name="T21"> </text:span><text:span text:style-name="T22">key</text:span><text:span text:style-name="T21"> &lt; self.</text:span><text:span text:style-name="T22">data</text:span><text:span text:style-name="T21"> </text:span><text:span text:style-name="T20">and</text:span><text:span text:style-name="T21"> self.</text:span><text:span text:style-name="T22">left</text:span><text:span text:style-name="T21"> != </text:span><text:span text:style-name="T20">None</text:span><text:span text:style-name="T21">:</text:span></text:p>
            <text:p text:style-name="P5"><text:span text:style-name="T23">return</text:span><text:span text:style-name="T24"> self.</text:span><text:span text:style-name="T25">left</text:span><text:span text:style-name="T24">.</text:span><text:span text:style-name="T26">search</text:span><text:span text:style-name="T24">(</text:span><text:span text:style-name="T25">key</text:span><text:span text:style-name="T24">)</text:span></text:p>
            <text:p text:style-name="P4"><text:span text:style-name="T20">elif</text:span><text:span text:style-name="T21"> </text:span><text:span text:style-name="T22">key</text:span><text:span text:style-name="T21"> &gt; self.</text:span><text:span text:style-name="T22">data</text:span><text:span text:style-name="T21"> </text:span><text:span text:style-name="T20">and</text:span><text:span text:style-name="T21"> self.</text:span><text:span text:style-name="T22">right</text:span><text:span text:style-name="T21"> != </text:span><text:span text:style-name="T20">None</text:span><text:span text:style-name="T21">:</text:span></text:p>
            <text:p text:style-name="P5"><text:span text:style-name="T23">return</text:span><text:span text:style-name="T24"> self.</text:span><text:span text:style-name="T25">right</text:span><text:span text:style-name="T24">.</text:span><text:span text:style-name="T26">search</text:span><text:span text:style-name="T24">(</text:span><text:span text:style-name="T25">key</text:span><text:span text:style-name="T24">)</text:span></text:p>
            <text:p text:style-name="P4"><text:span text:style-name="T20">else</text:span><text:span text:style-name="T21">:</text:span></text:p>
            <text:p text:style-name="P5"><text:span text:style-name="T23">return</text:span><text:span text:style-name="T24"> </text:span><text:span text:style-name="T23">None</text:span></text:p>
          </draw:text-box>
        </draw:frame>
        <draw:ellipse draw:style-name="gr6" draw:text-style-name="P16" draw:id="id14" draw:layer="layout" svg:width="2.355cm" svg:height="0.942cm" svg:x="24.35cm" svg:y="17.073cm">
          <text:p text:style-name="P8"><text:span text:style-name="T27">“</text:span><text:span text:style-name="T27">Fuji”</text:span></text:p>
        </draw:ellipse>
        <draw:ellipse draw:style-name="gr6" draw:text-style-name="P16" draw:id="id11" draw:layer="layout" svg:width="3.057cm" svg:height="0.942cm" svg:x="22.287cm" svg:y="11.571cm">
          <text:p text:style-name="P8"><text:span text:style-name="T27">“</text:span><text:span text:style-name="T27">Braeburn”</text:span></text:p>
        </draw:ellipse>
        <draw:ellipse draw:style-name="gr6" draw:text-style-name="P16" draw:id="id12" draw:layer="layout" svg:width="3.527cm" svg:height="0.943cm" svg:x="20.021cm" svg:y="14.232cm">
          <text:p text:style-name="P8"><text:span text:style-name="T27">“</text:span><text:span text:style-name="T27">Ambrosia”</text:span></text:p>
        </draw:ellipse>
        <draw:ellipse draw:style-name="gr6" draw:text-style-name="P16" draw:id="id13" draw:layer="layout" svg:width="2.356cm" svg:height="0.943cm" svg:x="25.344cm" svg:y="14.397cm">
          <text:p text:style-name="P8"><text:span text:style-name="T27">“</text:span><text:span text:style-name="T27">Gala”</text:span></text:p>
        </draw:ellipse>
        <draw:connector draw:style-name="gr7" draw:text-style-name="P17" draw:layer="layout" draw:type="line" svg:x1="23.815cm" svg:y1="12.513cm" svg:x2="21.784cm" svg:y2="14.232cm" draw:start-shape="id11" draw:start-glue-point="2" draw:end-shape="id12" draw:end-glue-point="0" svg:d="m23815 12513-2031 1719">
          <text:p/>
        </draw:connector>
        <draw:connector draw:style-name="gr7" draw:text-style-name="P17" draw:layer="layout" draw:type="line" svg:x1="23.815cm" svg:y1="12.513cm" svg:x2="26.522cm" svg:y2="14.397cm" draw:start-shape="id11" draw:start-glue-point="2" draw:end-shape="id13" draw:end-glue-point="0" svg:d="m23815 12513 2707 1884">
          <text:p/>
        </draw:connector>
        <draw:connector draw:style-name="gr7" draw:text-style-name="P17" draw:layer="layout" draw:type="line" svg:x1="26.522cm" svg:y1="15.34cm" svg:x2="25.527cm" svg:y2="17.073cm" draw:start-shape="id13" draw:start-glue-point="2" draw:end-shape="id14" draw:end-glue-point="0" svg:d="m26522 15340-995 1733">
          <text:p/>
        </draw:connector>
        <draw:ellipse draw:style-name="gr8" draw:text-style-name="P16" draw:id="id38" draw:layer="layout" svg:width="3.057cm" svg:height="0.942cm" svg:x="23.613cm" svg:y="8.583cm">
          <text:p text:style-name="P8"><text:span text:style-name="T27">“</text:span><text:span text:style-name="T27">Cameo”</text:span></text:p>
        </draw:ellipse>
        <draw:polyline draw:style-name="gr9" draw:text-style-name="P10" draw:id="id39" draw:layer="layout" svg:width="1.904cm" svg:height="1.269cm" svg:x="23.829cm" svg:y="12.911cm" svg:viewBox="0 0 1905 1270" draw:points="0,0 1905,1270">
          <text:p text:style-name="P1"/>
        </draw:polyline>
        <draw:polyline draw:style-name="gr9" draw:text-style-name="P10" draw:id="id40" draw:layer="layout" svg:width="0.749cm" svg:height="1.209cm" svg:x="25.301cm" svg:y="15.533cm" svg:viewBox="0 0 750 1210" draw:points="0,1210 750,0">
          <text:p text:style-name="P1"/>
        </draw:polyline>
        <draw:polyline draw:style-name="gr9" draw:text-style-name="P10" draw:id="id41" draw:layer="layout" svg:width="1.095cm" svg:height="0.796cm" svg:x="24.392cm" svg:y="18.075cm" svg:viewBox="0 0 1096 797" draw:points="0,797 1096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8" smil:attributeName="visibility" smil:to="visible"/>
                  <anim:transitionFilter smil:dur="0.5s" smil:targetElement="id3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erting into a BST</text:p>
          </draw:text-box>
        </draw:frame>
        <draw:frame presentation:style-name="pr10" draw:text-style-name="P3" draw:layer="layout" svg:width="25.199cm" svg:height="5.653cm" svg:x="1.4cm" svg:y="4.507cm" presentation:class="outline" presentation:user-transformed="true">
          <draw:text-box>
            <text:list text:style-name="L2">
              <text:list-item>
                <text:p text:style-name="P1">Keep it sorted: insert in a <text:span text:style-name="T2">proper</text:span> place</text:p>
              </text:list-item>
              <text:list-item>
                <text:p text:style-name="P1">One choice: always insert as a <text:span text:style-name="T2">leaf</text:span></text:p>
                <text:list>
                  <text:list-item>
                    <text:p text:style-name="P1">Use <text:span text:style-name="T3">search</text:span>() algorithm to hunt for where the node ought to be if it were already in the tree</text:p>
                  </text:list-item>
                </text:list>
              </text:list-item>
            </text:list>
          </draw:text-box>
        </draw:frame>
        <draw:ellipse draw:style-name="gr2" draw:text-style-name="P16" draw:id="id18" draw:layer="layout" svg:width="2.355cm" svg:height="0.942cm" svg:x="7.622cm" svg:y="17.075cm">
          <text:p text:style-name="P8"><text:span text:style-name="T27">“</text:span><text:span text:style-name="T27">Fuji”</text:span></text:p>
        </draw:ellipse>
        <draw:ellipse draw:style-name="gr2" draw:text-style-name="P16" draw:id="id15" draw:layer="layout" svg:width="3.057cm" svg:height="0.942cm" svg:x="6.078cm" svg:y="12.63cm">
          <text:p text:style-name="P8"><text:span text:style-name="T27">“</text:span><text:span text:style-name="T27">Braeburn”</text:span></text:p>
        </draw:ellipse>
        <draw:ellipse draw:style-name="gr2" draw:text-style-name="P16" draw:id="id16" draw:layer="layout" svg:width="3.527cm" svg:height="0.943cm" svg:x="2.541cm" svg:y="15.456cm">
          <text:p text:style-name="P8"><text:span text:style-name="T27">“</text:span><text:span text:style-name="T27">Ambrosia”</text:span></text:p>
        </draw:ellipse>
        <draw:ellipse draw:style-name="gr2" draw:text-style-name="P16" draw:id="id17" draw:layer="layout" svg:width="2.356cm" svg:height="0.943cm" svg:x="9.135cm" svg:y="15.456cm">
          <text:p text:style-name="P8"><text:span text:style-name="T27">“</text:span><text:span text:style-name="T27">Gala”</text:span></text:p>
        </draw:ellipse>
        <draw:connector draw:style-name="gr5" draw:text-style-name="P17" draw:layer="layout" draw:type="line" svg:x1="7.606cm" svg:y1="13.572cm" svg:x2="4.304cm" svg:y2="15.456cm" draw:start-shape="id15" draw:start-glue-point="2" draw:end-shape="id16" draw:end-glue-point="0" svg:d="m7606 13572-3302 1884">
          <text:p/>
        </draw:connector>
        <draw:connector draw:style-name="gr5" draw:text-style-name="P17" draw:layer="layout" draw:type="line" svg:x1="7.606cm" svg:y1="13.572cm" svg:x2="10.313cm" svg:y2="15.456cm" draw:start-shape="id15" draw:start-glue-point="2" draw:end-shape="id17" draw:end-glue-point="0" svg:d="m7606 13572 2707 1884">
          <text:p/>
        </draw:connector>
        <draw:connector draw:style-name="gr5" draw:text-style-name="P17" draw:layer="layout" draw:type="line" svg:x1="10.313cm" svg:y1="16.399cm" svg:x2="8.799cm" svg:y2="17.075cm" draw:start-shape="id17" draw:start-glue-point="2" draw:end-shape="id18" draw:end-glue-point="0" svg:d="m10313 16399-1514 676">
          <text:p/>
        </draw:connector>
        <draw:ellipse draw:style-name="gr10" draw:text-style-name="P16" draw:layer="layout" svg:width="3.057cm" svg:height="0.942cm" svg:x="2.178cm" svg:y="11.43cm">
          <text:p text:style-name="P8"><text:span text:style-name="T27">“</text:span><text:span text:style-name="T27">Cameo”</text:span></text:p>
        </draw:ellipse>
        <draw:line draw:style-name="gr11" draw:text-style-name="P10" draw:layer="layout" svg:x1="7.62cm" svg:y1="13.97cm" svg:x2="9.525cm" svg:y2="15.24cm">
          <text:p/>
        </draw:line>
        <draw:line draw:style-name="gr11" draw:text-style-name="P10" draw:layer="layout" svg:x1="8.799cm" svg:y1="16.805cm" svg:x2="9.525cm" svg:y2="16.51cm">
          <text:p/>
        </draw:line>
        <draw:line draw:style-name="gr11" draw:text-style-name="P10" draw:layer="layout" svg:x1="7.258cm" svg:y1="18.774cm" svg:x2="8.581cm" svg:y2="18.199cm">
          <text:p/>
        </draw:line>
        <draw:custom-shape draw:style-name="gr12" draw:text-style-name="P10" draw:layer="layout" svg:width="3.175cm" svg:height="1.27cm" svg:x="12.065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2" draw:text-style-name="P16" draw:id="id22" draw:layer="layout" svg:width="2.355cm" svg:height="0.942cm" svg:x="20.685cm" svg:y="15.805cm">
          <text:p text:style-name="P8"><text:span text:style-name="T27">“</text:span><text:span text:style-name="T27">Fuji”</text:span></text:p>
        </draw:ellipse>
        <draw:ellipse draw:style-name="gr2" draw:text-style-name="P16" draw:id="id19" draw:layer="layout" svg:width="3.057cm" svg:height="0.942cm" svg:x="19.141cm" svg:y="11.36cm">
          <text:p text:style-name="P8"><text:span text:style-name="T27">“</text:span><text:span text:style-name="T27">Braeburn”</text:span></text:p>
        </draw:ellipse>
        <draw:ellipse draw:style-name="gr2" draw:text-style-name="P16" draw:id="id20" draw:layer="layout" svg:width="3.527cm" svg:height="0.943cm" svg:x="15.604cm" svg:y="14.186cm">
          <text:p text:style-name="P8"><text:span text:style-name="T27">“</text:span><text:span text:style-name="T27">Ambrosia”</text:span></text:p>
        </draw:ellipse>
        <draw:ellipse draw:style-name="gr2" draw:text-style-name="P16" draw:id="id21" draw:layer="layout" svg:width="2.356cm" svg:height="0.943cm" svg:x="22.198cm" svg:y="14.186cm">
          <text:p text:style-name="P8"><text:span text:style-name="T27">“</text:span><text:span text:style-name="T27">Gala”</text:span></text:p>
        </draw:ellipse>
        <draw:connector draw:style-name="gr5" draw:text-style-name="P17" draw:layer="layout" draw:type="line" svg:x1="20.669cm" svg:y1="12.302cm" svg:x2="17.367cm" svg:y2="14.186cm" draw:start-shape="id19" draw:start-glue-point="2" draw:end-shape="id20" draw:end-glue-point="0" svg:d="m20669 12302-3302 1884">
          <text:p/>
        </draw:connector>
        <draw:connector draw:style-name="gr5" draw:text-style-name="P17" draw:layer="layout" draw:type="line" svg:x1="20.669cm" svg:y1="12.302cm" svg:x2="23.376cm" svg:y2="14.186cm" draw:start-shape="id19" draw:start-glue-point="2" draw:end-shape="id21" draw:end-glue-point="0" svg:d="m20669 12302 2707 1884">
          <text:p/>
        </draw:connector>
        <draw:connector draw:style-name="gr5" draw:text-style-name="P17" draw:layer="layout" draw:type="line" svg:x1="23.376cm" svg:y1="15.129cm" svg:x2="21.862cm" svg:y2="15.805cm" draw:start-shape="id21" draw:start-glue-point="2" draw:end-shape="id22" draw:end-glue-point="0" svg:d="m23376 15129-1514 676">
          <text:p/>
        </draw:connector>
        <draw:ellipse draw:style-name="gr10" draw:text-style-name="P16" draw:id="id23" draw:layer="layout" svg:width="3.057cm" svg:height="0.942cm" svg:x="18.416cm" svg:y="17.78cm">
          <text:p text:style-name="P8"><text:span text:style-name="T27">“</text:span><text:span text:style-name="T27">Cameo”</text:span></text:p>
        </draw:ellipse>
        <draw:connector draw:style-name="gr11" draw:text-style-name="P10" draw:layer="layout" draw:type="line" svg:x1="21.862cm" svg:y1="16.747cm" svg:x2="19.944cm" svg:y2="17.78cm" draw:start-shape="id22" draw:start-glue-point="2" draw:end-shape="id23" draw:end-glue-point="0" svg:d="m21862 16747-1918 1033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leting from a BST</text:p>
          </draw:text-box>
        </draw:frame>
        <draw:frame presentation:style-name="pr10" draw:text-style-name="P3" draw:layer="layout" svg:width="25.199cm" svg:height="7.008cm" svg:x="1.4cm" svg:y="4.507cm" presentation:class="outline" presentation:user-transformed="true">
          <draw:text-box>
            <text:list text:style-name="L2">
              <text:list-item>
                <text:p text:style-name="P1">Need to <text:span text:style-name="T2">maintain</text:span> sorted structure of BST</text:p>
              </text:list-item>
              <text:list-item>
                <text:p text:style-name="P1">Replace node with <text:span text:style-name="T4">predecessor</text:span> or <text:span text:style-name="T4">successor</text:span> leaf</text:p>
                <text:list>
                  <text:list-item>
                    <text:p text:style-name="P1">Predecessor: <text:span text:style-name="T2">largest</text:span> node in <text:span text:style-name="T2">left</text:span> subtree</text:p>
                  </text:list-item>
                  <text:list-item>
                    <text:p text:style-name="P1">Successor: <text:span text:style-name="T2">smallest</text:span> node in <text:span text:style-name="T2">right</text:span> subtree</text:p>
                  </text:list-item>
                </text:list>
              </text:list-item>
            </text:list>
          </draw:text-box>
        </draw:frame>
        <draw:ellipse draw:style-name="gr2" draw:text-style-name="P16" draw:id="id27" draw:layer="layout" svg:width="2.355cm" svg:height="0.942cm" svg:x="6.987cm" svg:y="16.133cm">
          <text:p text:style-name="P8"><text:span text:style-name="T27">“</text:span><text:span text:style-name="T27">Fuji”</text:span></text:p>
        </draw:ellipse>
        <draw:ellipse draw:style-name="gr13" draw:text-style-name="P16" draw:id="id24" draw:layer="layout" svg:width="3.057cm" svg:height="0.942cm" svg:x="5.443cm" svg:y="11.688cm">
          <text:p text:style-name="P8"><text:span text:style-name="T27">“</text:span><text:span text:style-name="T27">Braeburn”</text:span></text:p>
        </draw:ellipse>
        <draw:ellipse draw:style-name="gr2" draw:text-style-name="P16" draw:id="id25" draw:layer="layout" svg:width="3.527cm" svg:height="0.943cm" svg:x="1.906cm" svg:y="14.514cm">
          <text:p text:style-name="P8"><text:span text:style-name="T27">“</text:span><text:span text:style-name="T27">Ambrosia”</text:span></text:p>
        </draw:ellipse>
        <draw:ellipse draw:style-name="gr2" draw:text-style-name="P16" draw:id="id26" draw:layer="layout" svg:width="2.356cm" svg:height="0.943cm" svg:x="8.5cm" svg:y="14.514cm">
          <text:p text:style-name="P8"><text:span text:style-name="T27">“</text:span><text:span text:style-name="T27">Gala”</text:span></text:p>
        </draw:ellipse>
        <draw:connector draw:style-name="gr5" draw:text-style-name="P17" draw:layer="layout" draw:type="line" svg:x1="6.971cm" svg:y1="12.63cm" svg:x2="3.669cm" svg:y2="14.514cm" draw:start-shape="id24" draw:start-glue-point="2" draw:end-shape="id25" draw:end-glue-point="0" svg:d="m6971 12630-3302 1884">
          <text:p/>
        </draw:connector>
        <draw:connector draw:style-name="gr5" draw:text-style-name="P17" draw:layer="layout" draw:type="line" svg:x1="6.971cm" svg:y1="12.63cm" svg:x2="9.678cm" svg:y2="14.514cm" draw:start-shape="id24" draw:start-glue-point="2" draw:end-shape="id26" draw:end-glue-point="0" svg:d="m6971 12630 2707 1884">
          <text:p/>
        </draw:connector>
        <draw:connector draw:style-name="gr5" draw:text-style-name="P17" draw:layer="layout" draw:type="line" svg:x1="9.678cm" svg:y1="15.457cm" svg:x2="8.164cm" svg:y2="16.133cm" draw:start-shape="id26" draw:start-glue-point="2" draw:end-shape="id27" draw:end-glue-point="0" svg:d="m9678 15457-1514 676">
          <text:p/>
        </draw:connector>
        <draw:ellipse draw:style-name="gr10" draw:text-style-name="P16" draw:id="id28" draw:layer="layout" svg:width="3.057cm" svg:height="0.942cm" svg:x="4.718cm" svg:y="18.108cm">
          <text:p text:style-name="P8"><text:span text:style-name="T27">“</text:span><text:span text:style-name="T27">Cameo”</text:span></text:p>
        </draw:ellipse>
        <draw:connector draw:style-name="gr5" draw:text-style-name="P10" draw:layer="layout" draw:type="line" svg:x1="8.164cm" svg:y1="17.075cm" svg:x2="6.246cm" svg:y2="18.108cm" draw:start-shape="id27" draw:start-glue-point="2" draw:end-shape="id28" draw:end-glue-point="0" svg:d="m8164 17075-1918 1033">
          <text:p/>
        </draw:connector>
        <draw:line draw:style-name="gr14" draw:text-style-name="P10" draw:layer="layout" svg:x1="5.08cm" svg:y1="11.43cm" svg:x2="8.89cm" svg:y2="12.7cm">
          <text:p/>
        </draw:line>
        <draw:line draw:style-name="gr14" draw:text-style-name="P10" draw:layer="layout" svg:x1="8.89cm" svg:y1="11.43cm" svg:x2="5.08cm" svg:y2="12.7cm">
          <text:p/>
        </draw:line>
        <draw:frame draw:style-name="gr15" draw:text-style-name="P18" draw:id="id29" draw:layer="layout" svg:width="3.722cm" svg:height="1.003cm" svg:x="10.16cm" svg:y="17.764cm">
          <draw:text-box>
            <text:p text:style-name="P1"><text:span text:style-name="T28">successor</text:span></text:p>
          </draw:text-box>
        </draw:frame>
        <draw:connector draw:style-name="gr16" draw:text-style-name="P10" draw:layer="layout" draw:type="line" svg:x1="10.16cm" svg:y1="18.265cm" svg:x2="7.775cm" svg:y2="18.579cm" draw:start-shape="id29" draw:start-glue-point="3" draw:end-shape="id28" draw:end-glue-point="1" svg:d="m10160 18265-2385 314">
          <text:p/>
        </draw:connector>
        <draw:custom-shape draw:style-name="gr12" draw:text-style-name="P10" draw:layer="layout" svg:width="3.175cm" svg:height="1.27cm" svg:x="12.066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2" draw:text-style-name="P16" draw:id="id33" draw:layer="layout" svg:width="2.355cm" svg:height="0.942cm" svg:x="21.188cm" svg:y="16.133cm">
          <text:p text:style-name="P8"><text:span text:style-name="T27">“</text:span><text:span text:style-name="T27">Fuji”</text:span></text:p>
        </draw:ellipse>
        <draw:ellipse draw:style-name="gr2" draw:text-style-name="P16" draw:id="id31" draw:layer="layout" svg:width="3.527cm" svg:height="0.943cm" svg:x="16.107cm" svg:y="14.514cm">
          <text:p text:style-name="P8"><text:span text:style-name="T27">“</text:span><text:span text:style-name="T27">Ambrosia”</text:span></text:p>
        </draw:ellipse>
        <draw:ellipse draw:style-name="gr2" draw:text-style-name="P16" draw:id="id32" draw:layer="layout" svg:width="2.356cm" svg:height="0.943cm" svg:x="22.701cm" svg:y="14.514cm">
          <text:p text:style-name="P8"><text:span text:style-name="T27">“</text:span><text:span text:style-name="T27">Gala”</text:span></text:p>
        </draw:ellipse>
        <draw:connector draw:style-name="gr5" draw:text-style-name="P17" draw:layer="layout" draw:type="line" svg:x1="21.214cm" svg:y1="12.7cm" svg:x2="17.87cm" svg:y2="14.514cm" draw:start-shape="id30" draw:start-glue-point="2" draw:end-shape="id31" draw:end-glue-point="0" svg:d="m21214 12700-3344 1814">
          <text:p/>
        </draw:connector>
        <draw:connector draw:style-name="gr5" draw:text-style-name="P17" draw:layer="layout" draw:type="line" svg:x1="21.214cm" svg:y1="12.7cm" svg:x2="23.879cm" svg:y2="14.514cm" draw:start-shape="id30" draw:start-glue-point="2" draw:end-shape="id32" draw:end-glue-point="0" svg:d="m21214 12700 2665 1814">
          <text:p/>
        </draw:connector>
        <draw:connector draw:style-name="gr5" draw:text-style-name="P17" draw:layer="layout" draw:type="line" svg:x1="23.879cm" svg:y1="15.457cm" svg:x2="22.365cm" svg:y2="16.133cm" draw:start-shape="id32" draw:start-glue-point="2" draw:end-shape="id33" draw:end-glue-point="0" svg:d="m23879 15457-1514 676">
          <text:p/>
        </draw:connector>
        <draw:ellipse draw:style-name="gr10" draw:text-style-name="P16" draw:id="id30" draw:layer="layout" svg:width="3.057cm" svg:height="0.942cm" svg:x="19.686cm" svg:y="11.758cm">
          <text:p text:style-name="P8"><text:span text:style-name="T27">“</text:span><text:span text:style-name="T27">Cameo”</text:span></text:p>
        </draw:ellips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STs and algorithmic efficiency</text:p>
          </draw:text-box>
        </draw:frame>
        <draw:frame presentation:style-name="pr9" draw:text-style-name="P3" draw:layer="layout" svg:width="25.199cm" svg:height="15.21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Searching</text:span> in a <text:span text:style-name="T2">balanced</text:span> binary search tree takes worst-case <text:span text:style-name="T4">O(log n)</text:span> running time:</text:p>
                <text:list>
                  <text:list-item>
                    <text:p text:style-name="P1"><text:span text:style-name="T2">Depth</text:span> of balanced tree is <text:span text:style-name="T4">log</text:span><text:span text:style-name="T29">2</text:span><text:span text:style-name="T4"> n</text:span></text:p>
                  </text:list-item>
                  <text:list-item>
                    <text:p text:style-name="P1"><text:span text:style-name="T14">Compare with </text:span><text:span text:style-name="T2">arrays</text:span><text:span text:style-name="T14">/</text:span><text:span text:style-name="T2">linked</text:span><text:span text:style-name="T14"> </text:span><text:span text:style-name="T2">lists</text:span><text:span text:style-name="T14">: </text:span><text:span text:style-name="T4">O(n)</text:span></text:p>
                  </text:list-item>
                </text:list>
              </text:list-item>
              <text:list-item>
                <text:p text:style-name="P1"><text:span text:style-name="T14">But depending on order of inserts, tree may be </text:span><text:span text:style-name="T2">unbalanced</text:span><text:span text:style-name="T14">:</text:span></text:p>
                <text:list>
                  <text:list-item>
                    <text:list>
                      <text:list-item>
                        <text:p text:style-name="P1"><text:span text:style-name="T14">Insert in </text:span><text:span text:style-name="T2">order</text:span><text:span text:style-name="T14">: </text:span><text:span text:style-name="T3">Ambrosia, Braeburn, Fuji, Gala</text:span><text:span text:style-name="T14">:</text:span></text:p>
                      </text:list-item>
                      <text:list-item>
                        <text:p text:style-name="P1"><text:span text:style-name="T14">Tree </text:span><text:span text:style-name="T2">degenerates</text:span><text:span text:style-name="T14"> to linked-list</text:span></text:p>
                      </text:list-item>
                      <text:list-item>
                        <text:p text:style-name="P1"><text:span text:style-name="T14">Searching becomes </text:span><text:span text:style-name="T4">O(n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4">Keeping a BST </text:span><text:span text:style-name="T2">balanced</text:span><text:span text:style-name="T14"> is a larger topic</text:span></text:p>
                <text:list>
                  <text:list-item>
                    <text:list>
                      <text:list-item>
                        <text:p text:style-name="P1"><text:span text:style-name="T14">e.g., </text:span><text:span text:style-name="T4">Splay-tre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" draw:text-style-name="P19" draw:id="id36" draw:layer="layout" svg:width="1.783cm" svg:height="0.795cm" svg:x="23.966cm" svg:y="16.98cm">
          <text:p text:style-name="P8"><text:span text:style-name="T30">“</text:span><text:span text:style-name="T30">Fuji”</text:span></text:p>
        </draw:ellipse>
        <draw:ellipse draw:style-name="gr2" draw:text-style-name="P19" draw:id="id34" draw:layer="layout" svg:width="2.539cm" svg:height="0.713cm" svg:x="22.061cm" svg:y="15.792cm">
          <text:p text:style-name="P8"><text:span text:style-name="T30">“</text:span><text:span text:style-name="T30">Braeburn”</text:span></text:p>
        </draw:ellipse>
        <draw:ellipse draw:style-name="gr2" draw:text-style-name="P19" draw:id="id35" draw:layer="layout" svg:width="2.669cm" svg:height="0.714cm" svg:x="20.661cm" svg:y="14.6cm">
          <text:p text:style-name="P8"><text:span text:style-name="T30">“</text:span><text:span text:style-name="T30">Ambrosia”</text:span></text:p>
        </draw:ellipse>
        <draw:ellipse draw:style-name="gr2" draw:text-style-name="P19" draw:id="id37" draw:layer="layout" svg:width="1.784cm" svg:height="0.714cm" svg:x="25.235cm" svg:y="18.331cm">
          <text:p text:style-name="P8"><text:span text:style-name="T30">“</text:span><text:span text:style-name="T30">Gala”</text:span></text:p>
        </draw:ellipse>
        <draw:connector draw:style-name="gr5" draw:text-style-name="P20" draw:layer="layout" draw:type="line" svg:x1="23.33cm" svg:y1="15.792cm" svg:x2="21.995cm" svg:y2="15.314cm" draw:start-shape="id34" draw:start-glue-point="0" draw:end-shape="id35" draw:end-glue-point="2" svg:d="m23330 15792-1335-478">
          <text:p/>
        </draw:connector>
        <draw:connector draw:style-name="gr5" draw:text-style-name="P20" draw:layer="layout" draw:type="line" svg:x1="23.33cm" svg:y1="16.505cm" svg:x2="24.857cm" svg:y2="16.98cm" draw:start-shape="id34" draw:start-glue-point="2" draw:end-shape="id36" draw:end-glue-point="0" svg:d="m23330 16505 1527 475">
          <text:p/>
        </draw:connector>
        <draw:connector draw:style-name="gr5" draw:text-style-name="P20" draw:layer="layout" draw:type="line" svg:x1="26.127cm" svg:y1="18.331cm" svg:x2="24.857cm" svg:y2="17.775cm" draw:start-shape="id37" draw:start-glue-point="0" draw:end-shape="id36" draw:end-glue-point="2" svg:d="m26127 18331-1270-55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eues</text:p>
          </draw:text-box>
        </draw:frame>
        <draw:frame presentation:style-name="pr11" draw:text-style-name="P3" draw:layer="layout" svg:width="25.199cm" svg:height="14.887cm" svg:x="1.4cm" svg:y="4.507cm" presentation:class="outline" presentation:user-transformed="true">
          <draw:text-box>
            <text:list text:style-name="L2">
              <text:list-item>
                <text:p text:style-name="P1">A <text:span text:style-name="T2">queue</text:span> is a list-like data structure where items <text:span text:style-name="T2">added</text:span> first to the queue are <text:span text:style-name="T2">withdrawn</text:span> first</text:p>
              </text:list-item>
            </text:list>
            <text:p text:style-name="P3"/>
            <text:p text:style-name="P3"/>
            <text:list text:continue-numbering="true" text:style-name="L2">
              <text:list-item>
                <text:p text:style-name="P1">First-in / first-out: <text:span text:style-name="T2">FIFO</text:span></text:p>
              </text:list-item>
              <text:list-item>
                <text:p text:style-name="P1">e.g., waiting in line for a bank teller</text:p>
              </text:list-item>
              <text:list-item>
                <text:p text:style-name="P1">Operations:</text:p>
                <text:list>
                  <text:list-item>
                    <text:p text:style-name="P1"><text:span text:style-name="T31">put()</text:span>: <text:span text:style-name="T2">add</text:span> an item to the <text:span text:style-name="T2">end</text:span> of the queue</text:p>
                  </text:list-item>
                  <text:list-item>
                    <text:p text:style-name="P1"><text:span text:style-name="T31">get()</text:span>: <text:span text:style-name="T2">withdraw</text:span> item at the <text:span text:style-name="T2">head</text:span> of the queue</text:p>
                  </text:list-item>
                  <text:list-item>
                    <text:p text:style-name="P1"><text:span text:style-name="T31">empty()</text:span>, <text:span text:style-name="T31">full()</text:span>, <text:span text:style-name="T31">size()</text:span>: check <text:span text:style-name="T2">number</text:span> of items</text:p>
                  </text:list-item>
                </text:list>
              </text:list-item>
            </text:list>
          </draw:text-box>
        </draw:frame>
        <draw:rect draw:style-name="gr17" draw:text-style-name="P10" draw:layer="layout" svg:width="3.541cm" svg:height="2.32cm" svg:x="8.51cm" svg:y="7.449cm">
          <text:p/>
        </draw:rect>
        <draw:rect draw:style-name="gr17" draw:text-style-name="P10" draw:layer="layout" svg:width="3.541cm" svg:height="2.32cm" svg:x="12.011cm" svg:y="7.449cm">
          <text:p/>
        </draw:rect>
        <draw:ellipse draw:style-name="gr18" draw:text-style-name="P22" draw:layer="layout" svg:width="3.012cm" svg:height="1.506cm" svg:x="12.321cm" svg:y="7.9cm">
          <text:p text:style-name="P21"><text:span text:style-name="T32">Item3</text:span></text:p>
        </draw:ellipse>
        <draw:rect draw:style-name="gr17" draw:text-style-name="P10" draw:layer="layout" svg:width="3.541cm" svg:height="2.32cm" svg:x="15.511cm" svg:y="7.449cm">
          <text:p/>
        </draw:rect>
        <draw:ellipse draw:style-name="gr18" draw:text-style-name="P22" draw:layer="layout" svg:width="3.012cm" svg:height="1.506cm" svg:x="15.821cm" svg:y="7.9cm">
          <text:p text:style-name="P21"><text:span text:style-name="T32">Item2</text:span></text:p>
        </draw:ellipse>
        <draw:rect draw:style-name="gr17" draw:text-style-name="P10" draw:layer="layout" svg:width="3.541cm" svg:height="2.32cm" svg:x="8.511cm" svg:y="7.449cm">
          <text:p/>
        </draw:rect>
        <draw:ellipse draw:style-name="gr18" draw:text-style-name="P22" draw:layer="layout" svg:width="3.012cm" svg:height="1.506cm" svg:x="2.348cm" svg:y="7.858cm">
          <text:p text:style-name="P21"><text:span text:style-name="T32">Item4</text:span></text:p>
        </draw:ellipse>
        <draw:rect draw:style-name="gr17" draw:text-style-name="P10" draw:layer="layout" svg:width="3.541cm" svg:height="2.32cm" svg:x="19.011cm" svg:y="7.449cm">
          <text:p/>
        </draw:rect>
        <draw:ellipse draw:style-name="gr18" draw:text-style-name="P22" draw:layer="layout" svg:width="3.012cm" svg:height="1.506cm" svg:x="19.321cm" svg:y="7.9cm">
          <text:p text:style-name="P21"><text:span text:style-name="T32">Item1</text:span></text:p>
        </draw:ellipse>
        <draw:path draw:style-name="gr19" draw:text-style-name="P23" draw:layer="layout" svg:width="4.151cm" svg:height="0.949cm" svg:x="5.333cm" svg:y="7.72cm" svg:viewBox="0 0 4152 950" svg:d="m0 950c638-339 1281-1060 2483-936s1018 475 1669 814">
          <text:p text:style-name="P21"><text:span text:style-name="T33">put()</text:span></text:p>
        </draw:path>
        <draw:path draw:style-name="gr19" draw:text-style-name="P23" draw:layer="layout" svg:width="4.151cm" svg:height="0.949cm" svg:x="22.266cm" svg:y="7.72cm" svg:viewBox="0 0 4152 950" svg:d="m0 950c638-339 1281-1060 2483-936s1018 475 1669 814">
          <text:p text:style-name="P21"><text:span text:style-name="T33">get()</text:span></text:p>
        </draw:path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lementing queues</text:p>
          </draw:text-box>
        </draw:frame>
        <draw:frame presentation:style-name="pr11" draw:text-style-name="P3" draw:layer="layout" svg:width="25.199cm" svg:height="16.526cm" svg:x="1.4cm" svg:y="4.473cm" presentation:class="outline" presentation:user-transformed="true">
          <draw:text-box>
            <text:list text:style-name="L2">
              <text:list-item>
                <text:p text:style-name="P1">Use a <text:span text:style-name="T2">subclass</text:span> of <text:span text:style-name="T2">linked-lists</text:span> (inheritance)</text:p>
              </text:list-item>
            </text:list>
            <text:p text:style-name="P24"><text:span text:style-name="T34">class Queue(LinkedList):</text:span></text:p>
            <text:list text:continue-numbering="true" text:style-name="L2">
              <text:list-item>
                <text:p text:style-name="P1">Implement <text:span text:style-name="T2">put()</text:span>/<text:span text:style-name="T2">get()</text:span> using linked-list operations:</text:p>
              </text:list-item>
            </text:list>
            <text:p text:style-name="P25"><text:span text:style-name="T34">def put(self, data):</text:span></text:p>
            <text:p text:style-name="P26"><text:span text:style-name="T34">self.insert(self.size, data)</text:span><text:span text:style-name="T34"><text:tab/></text:span><text:span text:style-name="T34"><text:tab/></text:span><text:span text:style-name="T34"><text:tab/></text:span><text:span text:style-name="T35"># insert at tail</text:span></text:p>
            <text:p text:style-name="P25"><text:span text:style-name="T34">def get(self):</text:span></text:p>
            <text:p text:style-name="P26"><text:span text:style-name="T34">data = self.head.data</text:span><text:span text:style-name="T34"><text:tab/></text:span><text:span text:style-name="T34"><text:tab/></text:span><text:span text:style-name="T34"><text:tab/></text:span><text:span text:style-name="T34"><text:tab/></text:span><text:span text:style-name="T35"># save the payload</text:span></text:p>
            <text:p text:style-name="P26"><text:span text:style-name="T34">self.delete(0)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# delete first node</text:span></text:p>
            <text:p text:style-name="P26"><text:span text:style-name="T34">return data</text:span></text:p>
            <text:list text:continue-numbering="true" text:style-name="L2">
              <text:list-item>
                <text:p text:style-name="P1">M2 book gives a different implementation using <text:span text:style-name="T2">dynamic array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cks</text:p>
          </draw:text-box>
        </draw:frame>
        <draw:frame presentation:style-name="pr11" draw:text-style-name="P3" draw:layer="layout" svg:width="25.199cm" svg:height="16.034cm" svg:x="1.4cm" svg:y="4.507cm" presentation:class="outline" presentation:user-transformed="true">
          <draw:text-box>
            <text:list text:style-name="L2">
              <text:list-item>
                <text:p text:style-name="P1">A <text:span text:style-name="T2">stack</text:span> is like a queue, but items added last to the stack are withdrawn <text:span text:style-name="T2">first</text:span></text:p>
              </text:list-item>
            </text:list>
            <text:p text:style-name="P3"/>
            <text:p text:style-name="P3"/>
            <text:list text:continue-numbering="true" text:style-name="L2">
              <text:list-item>
                <text:p text:style-name="P1">Last-in / first-out: <text:span text:style-name="T2">LIFO</text:span></text:p>
              </text:list-item>
              <text:list-item>
                <text:p text:style-name="P1">e.g., RPN calculator</text:p>
              </text:list-item>
              <text:list-item>
                <text:p text:style-name="P1">Operations:</text:p>
                <text:list>
                  <text:list-item>
                    <text:p text:style-name="P1"><text:span text:style-name="T31">push()</text:span>: <text:span text:style-name="T2">add</text:span> an item to the <text:span text:style-name="T2">top</text:span> of the stack</text:p>
                  </text:list-item>
                  <text:list-item>
                    <text:p text:style-name="P1"><text:span text:style-name="T31">pop()</text:span>: <text:span text:style-name="T2">withdraw</text:span> item from the <text:span text:style-name="T2">top</text:span> of the stack</text:p>
                  </text:list-item>
                  <text:list-item>
                    <text:p text:style-name="P1"><text:span text:style-name="T31">empty()</text:span>, <text:span text:style-name="T31">full()</text:span>, <text:span text:style-name="T31">size()</text:span>: check <text:span text:style-name="T2">number</text:span> of items</text:p>
                  </text:list-item>
                </text:list>
              </text:list-item>
            </text:list>
          </draw:text-box>
        </draw:frame>
        <draw:rect draw:style-name="gr17" draw:text-style-name="P10" draw:layer="layout" svg:width="3.541cm" svg:height="2.32cm" svg:x="17.424cm" svg:y="10.909cm">
          <text:p/>
        </draw:rect>
        <draw:ellipse draw:style-name="gr18" draw:text-style-name="P22" draw:layer="layout" svg:width="3.012cm" svg:height="1.506cm" svg:x="17.734cm" svg:y="11.36cm">
          <text:p text:style-name="P21"><text:span text:style-name="T32">Item1</text:span></text:p>
        </draw:ellipse>
        <draw:path draw:style-name="gr19" draw:text-style-name="P23" draw:layer="layout" svg:width="4.151cm" svg:height="0.949cm" svg:x="13.636cm" svg:y="6.58cm" svg:viewBox="0 0 4152 950" svg:d="m0 950c638-339 1281-1060 2483-936s1018 475 1669 814">
          <text:p text:style-name="P21"><text:span text:style-name="T33">push()</text:span></text:p>
        </draw:path>
        <draw:path draw:style-name="gr19" draw:text-style-name="P23" draw:layer="layout" svg:width="4.151cm" svg:height="0.949cm" svg:x="20.719cm" svg:y="6.581cm" svg:viewBox="0 0 4152 950" svg:d="m0 950c638-339 1281-1060 2483-936s1018 475 1669 814">
          <text:p text:style-name="P21"><text:span text:style-name="T33">pop()</text:span></text:p>
        </draw:path>
        <draw:rect draw:style-name="gr17" draw:text-style-name="P10" draw:layer="layout" svg:width="3.541cm" svg:height="2.32cm" svg:x="17.425cm" svg:y="8.609cm">
          <text:p/>
        </draw:rect>
        <draw:ellipse draw:style-name="gr18" draw:text-style-name="P22" draw:layer="layout" svg:width="3.012cm" svg:height="1.506cm" svg:x="17.735cm" svg:y="9.06cm">
          <text:p text:style-name="P21"><text:span text:style-name="T32">Item2</text:span></text:p>
        </draw:ellipse>
        <draw:rect draw:style-name="gr17" draw:text-style-name="P10" draw:layer="layout" svg:width="3.541cm" svg:height="2.32cm" svg:x="17.426cm" svg:y="6.309cm">
          <text:p/>
        </draw:rect>
        <draw:ellipse draw:style-name="gr18" draw:text-style-name="P22" draw:layer="layout" svg:width="3.012cm" svg:height="1.506cm" svg:x="17.736cm" svg:y="6.76cm">
          <text:p text:style-name="P21"><text:span text:style-name="T32">Item3</text:span></text:p>
        </draw:ellips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lementing stacks</text:p>
          </draw:text-box>
        </draw:frame>
        <draw:frame presentation:style-name="pr11" draw:text-style-name="P3" draw:layer="layout" svg:width="25.199cm" svg:height="17.193cm" svg:x="1.4cm" svg:y="3.806cm" presentation:class="outline" presentation:user-transformed="true">
          <draw:text-box>
            <text:list text:style-name="L2">
              <text:list-item>
                <text:p text:style-name="P1">Could use either linked-lists or <text:span text:style-name="T2">arrays</text:span></text:p>
              </text:list-item>
            </text:list>
            <text:p text:style-name="P24"><text:span text:style-name="T34">class Stack:</text:span></text:p>
            <text:p text:style-name="P25"><text:span text:style-name="T34">def __init__( self, maxsize=1 ):</text:span></text:p>
            <text:p text:style-name="P26"><text:span text:style-name="T34">self.stack = range( maxsize )</text:span><text:span text:style-name="T34"><text:tab/></text:span><text:span text:style-name="T34"><text:tab/></text:span><text:span text:style-name="T35"># allocate new array</text:span></text:p>
            <text:p text:style-name="P26"><text:span text:style-name="T34">self.top = -1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# index of top of stack</text:span></text:p>
            <text:list text:continue-numbering="true" text:style-name="L2">
              <text:list-item>
                <text:p text:style-name="P1">push()/pop() from the array:</text:p>
              </text:list-item>
            </text:list>
            <text:p text:style-name="P25"><text:span text:style-name="T34">def push( self, data ):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# what if array is full?</text:span></text:p>
            <text:p text:style-name="P26"><text:span text:style-name="T34">self.top += 1</text:span></text:p>
            <text:p text:style-name="P26"><text:span text:style-name="T34">self.stack[ self.top ] = data</text:span><text:span text:style-name="T34"><text:tab/></text:span><text:span text:style-name="T34"><text:tab/></text:span><text:span text:style-name="T35"># push onto top</text:span></text:p>
            <text:p text:style-name="P25"><text:span text:style-name="T34">def pop( self ):</text:span></text:p>
            <text:p text:style-name="P26"><text:span text:style-name="T34">self.top -= 1</text:span></text:p>
            <text:p text:style-name="P26"><text:span text:style-name="T34">return self.stack[ top+1 ]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Python lists as queues/stacks</text:p>
          </draw:text-box>
        </draw:frame>
        <draw:frame presentation:style-name="pr11" draw:layer="layout" svg:width="25.199cm" svg:height="15.729cm" svg:x="1.4cm" svg:y="4.176cm" presentation:class="outline" presentation:user-transformed="true">
          <draw:text-box>
            <text:list text:style-name="L2">
              <text:list-item>
                <text:p text:style-name="P1">Most languages only have <text:span text:style-name="T2">arrays</text:span> and <text:span text:style-name="T2">pointers</text:span></text:p>
                <text:list>
                  <text:list-item>
                    <text:p text:style-name="P1">Use pointers to build a <text:span text:style-name="T2">linked-list</text:span> ADT</text:p>
                  </text:list-item>
                  <text:list-item>
                    <text:p text:style-name="P1">Use either <text:span text:style-name="T2">arrays</text:span> or <text:span text:style-name="T2">linked-lists</text:span><text:span text:style-name="T2"><text:line-break/></text:span>to make <text:span text:style-name="T2">queue</text:span> or <text:span text:style-name="T2">stack</text:span> ADT</text:p>
                  </text:list-item>
                </text:list>
              </text:list-item>
              <text:list-item>
                <text:p text:style-name="P1"><text:span text:style-name="T2">Python lists</text:span> are special</text:p>
                <text:list>
                  <text:list-item>
                    <text:p text:style-name="P1">Many of the advantages of linked-lists</text:p>
                  </text:list-item>
                  <text:list-item>
                    <text:p text:style-name="P1">Can use Python lists naturally as queues/stacks</text:p>
                  </text:list-item>
                  <text:list-item>
                    <text:p text:style-name="P1"><text:span text:style-name="T2">Stack</text:span>: <text:span text:style-name="T4">.append()</text:span>, <text:span text:style-name="T4">.pop()</text:span> (pops from <text:span text:style-name="T2">tail</text:span>)</text:p>
                  </text:list-item>
                  <text:list-item>
                    <text:p text:style-name="P1"><text:span text:style-name="T2">Queue</text:span>: <text:span text:style-name="T4">.append()</text:span>, <text:span text:style-name="T4">.pop(0)</text:span> (pops from <text:span text:style-name="T2">head</text:span>)</text:p>
                    <text:list>
                      <text:list-item>
                        <text:p text:style-name="P1">See <text:span text:style-name="T3"><text:a xlink:href="http://docs.python.org/tut/node7.html">Py tut 5.1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2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2-01T14:04:45</dc:date>
    <meta:editing-cycles>67</meta:editing-cycles>
    <meta:editing-duration>PT27H42M05S</meta:editing-duration>
    <meta:document-statistic meta:object-count="307"/>
    <meta:user-defined meta:name="Info 1"/>
    <meta:user-defined meta:name="Info 2"/>
    <meta:user-defined meta:name="Info 3"/>
    <meta:user-defined meta:name="Info 4"/>
  </office:meta>
</office:document-meta>
</file>